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7.52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9.616cm"/>
    </style:style>
    <style:style style:name="co9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>
      <style:table-cell-properties fo:border="0.06pt solid #000000"/>
    </style:style>
    <style:style style:name="ce4" style:family="table-cell" style:parent-style-name="Default" style:data-style-name="N4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12" table:default-cell-style-name="ce2"/>
        <table:table-column table:style-name="co4" table:number-columns-repeated="3" table:default-cell-style-name="ce3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1" table:number-columns-repeated="3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uniqueidentifier</text:p>
          </table:table-cell>
          <table:table-cell table:style-name="Default" office:value-type="string" calcext:value-type="string">
            <text:p>bigint</text:p>
          </table:table-cell>
          <table:table-cell table:style-name="Default" office:value-type="string" calcext:value-type="string">
            <text:p>Varchar(4)</text:p>
          </table:table-cell>
          <table:table-cell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Varchar(6)</text:p>
          </table:table-cell>
          <table:table-cell table:number-columns-repeated="2" table:style-name="Default" office:value-type="string" calcext:value-type="string">
            <text:p>int</text:p>
          </table:table-cell>
          <table:table-cell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Varchar(5)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Varchar(15)</text:p>
          </table:table-cell>
          <table:table-cell table:style-name="Default" office:value-type="string" calcext:value-type="string">
            <text:p>Varchar(20)</text:p>
          </table:table-cell>
          <table:table-cell table:number-columns-repeated="3"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Varchar(20)</text:p>
          </table:table-cell>
          <table:table-cell table:number-columns-repeated="2"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Varchar(15)</text:p>
          </table:table-cell>
          <table:table-cell table:style-name="Default" office:value-type="string" calcext:value-type="string">
            <text:p>Varchar(4)</text:p>
          </table:table-cell>
          <table:table-cell table:number-columns-repeated="2"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Varchar(10)</text:p>
          </table:table-cell>
          <table:table-cell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Varchar(100)</text:p>
          </table:table-cell>
          <table:table-cell table:number-columns-repeated="6" table:style-name="Default" office:value-type="string" calcext:value-type="string">
            <text:p>numeric</text:p>
          </table:table-cell>
          <table:table-cell table:style-name="Default" office:value-type="string" calcext:value-type="string">
            <text:p>Varchar(2)</text:p>
          </table:table-cell>
          <table:table-cell table:style-name="Default" office:value-type="string" calcext:value-type="string">
            <text:p>Cin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bigint</text:p>
          </table:table-cell>
          <table:table-cell table:style-name="Default" office:value-type="string" calcext:value-type="string">
            <text:p>Varchar(10)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Varchar(250)</text:p>
          </table:table-cell>
          <table:table-cell table:style-name="Default" office:value-type="string" calcext:value-type="string">
            <text:p>Varchar(100)</text:p>
          </table:table-cell>
          <table:table-cell table:style-name="Default" office:value-type="string" calcext:value-type="string">
            <text:p>Varchar(500)</text:p>
          </table:table-cell>
        </table:table-row>
        <table:table-row table:style-name="ro1">
          <table:table-cell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Llamad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aplicación</text:p>
          </table:table-cell>
          <table:table-cell table:style-name="ce1" office:value-type="string" calcext:value-type="string">
            <text:p>idAplicacion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ol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sub_estado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conexión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dnis</text:p>
          </table:table-cell>
          <table:table-cell table:style-name="ce1" office:value-type="string" calcext:value-type="string">
            <text:p>ani_telefono</text:p>
          </table:table-cell>
          <table:table-cell table:style-name="ce1" office:value-type="string" calcext:value-type="string">
            <text:p>tipo_discador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tipo_grabacion</text:p>
          </table:table-cell>
          <table:table-cell table:style-name="ce1" office:value-type="string" calcext:value-type="string">
            <text:p>grabacion</text:p>
          </table:table-cell>
          <table:table-cell table:style-name="ce1" office:value-type="string" calcext:value-type="string">
            <text:p>grabacion_dep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ais_provincia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osto1</text:p>
          </table:table-cell>
          <table:table-cell table:style-name="ce1" office:value-type="string" calcext:value-type="string">
            <text:p>costo2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importeCosto1</text:p>
          </table:table-cell>
          <table:table-cell table:style-name="ce1" office:value-type="string" calcext:value-type="string">
            <text:p>importeCosto2</text:p>
          </table:table-cell>
          <table:table-cell table:style-name="ce1" office:value-type="string" calcext:value-type="string">
            <text:p>importePrecio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CR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idContacto</text:p>
          </table:table-cell>
          <table:table-cell table:style-name="ce1" office:value-type="string" calcext:value-type="string">
            <text:p>rangoHorario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subPartes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/>
          <table:table-cell office:value-type="float" office:value="20210202" calcext:value-type="float">
            <text:p>20210202</text:p>
          </table:table-cell>
          <table:table-cell office:value-type="string" calcext:value-type="string">
            <text:p>A52406F7-753C-4A7A-B88E-AD75E988AE9B</text:p>
          </table:table-cell>
          <table:table-cell office:value-type="float" office:value="56405972" calcext:value-type="float">
            <text:p>56405972</text:p>
          </table:table-cell>
          <table:table-cell table:number-columns-repeated="2"/>
          <table:table-cell office:value-type="string" calcext:value-type="string">
            <text:p>NEO1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T_S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USY</text:p>
          </table:table-cell>
          <table:table-cell/>
          <table:table-cell office:value-type="date" office:date-value="2021-02-02T21:03:16" calcext:value-type="date">
            <text:p>2021-02-02 21:03:16</text:p>
          </table:table-cell>
          <table:table-cell office:value-type="date" office:date-value="2000-01-01" calcext:value-type="date">
            <text:p>2000-01-01 00:00:00</text:p>
          </table:table-cell>
          <table:table-cell office:value-type="date" office:date-value="2021-02-02T21:03:21" calcext:value-type="date">
            <text:p>2021-02-02 21:03:21</text:p>
          </table:table-cell>
          <table:table-cell office:value-type="float" office:value="50710700" calcext:value-type="float">
            <text:p>50710700</text:p>
          </table:table-cell>
          <table:table-cell office:value-type="float" office:value="1161121756" calcext:value-type="float">
            <text:p>1161121756</text:p>
          </table:table-cell>
          <table:table-cell office:value-type="string" calcext:value-type="string">
            <text:p>NotSet</text:p>
          </table:table-cell>
          <table:table-cell office:value-type="string" calcext:value-type="string">
            <text:p>ENTRANTE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AC-CEL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PAIS-CELULAR</text:p>
          </table:table-cell>
          <table:table-cell table:number-columns-repeated="6" office:value-type="string" calcext:value-type="string">
            <text:p>0.0000</text:p>
          </table:table-cell>
          <table:table-cell office:value-type="string" calcext:value-type="string">
            <text:p>B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0||DAHDI/204-127e|1612311296.81658|17:User busy|16:PBX|0||-1|NotSet|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0202" calcext:value-type="float">
            <text:p>20210202</text:p>
          </table:table-cell>
          <table:table-cell office:value-type="string" calcext:value-type="string">
            <text:p>18F40729-DC14-4D32-B9D3-BD36B918970E</text:p>
          </table:table-cell>
          <table:table-cell office:value-type="float" office:value="56361842" calcext:value-type="float">
            <text:p>563618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lular26</text:p>
          </table:table-cell>
          <table:table-cell office:value-type="string" calcext:value-type="string">
            <text:p>NEO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ÑA</text:p>
          </table:table-cell>
          <table:table-cell office:value-type="float" office:value="5" calcext:value-type="float">
            <text:p>5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AGENT</text:p>
          </table:table-cell>
          <table:table-cell office:value-type="date" office:date-value="2021-02-02T09:03:59" calcext:value-type="date">
            <text:p>2021-02-02 09:03:59</text:p>
          </table:table-cell>
          <table:table-cell office:value-type="date" office:date-value="2021-02-02T09:04:29" calcext:value-type="date">
            <text:p>2021-02-02 09:04:29</text:p>
          </table:table-cell>
          <table:table-cell office:value-type="date" office:date-value="2021-02-02T09:04:35" calcext:value-type="date">
            <text:p>2021-02-02 09:04:35</text:p>
          </table:table-cell>
          <table:table-cell/>
          <table:table-cell office:value-type="float" office:value="1540350661" calcext:value-type="float">
            <text:p>154035066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1540350661-56361842-20210202090359.mp3</text:p>
          </table:table-cell>
          <table:table-cell/>
          <table:table-cell office:value-type="string" calcext:value-type="string">
            <text:p>LOC-CEL</text:p>
          </table:table-cell>
          <table:table-cell table:number-columns-repeated="2" office:value-type="string" calcext:value-type="string">
            <text:p>LOCAL-CELULAR</text:p>
          </table:table-cell>
          <table:table-cell table:number-columns-repeated="6" office:value-type="string" calcext:value-type="string">
            <text:p>1.3500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0|1540350661|SIP/Telular26-00000377|1612268139.1030|16:Normal Clearing|0:PBX|13|SIP/zoiper609-00000376|-1|DialAPI|</text:p>
          </table:table-cell>
          <table:table-cell/>
          <table:table-cell office:value-type="string" calcext:value-type="string">
            <text:p>RMS376450861241001$AMEX_TNCM <text:s text:c="10"/></text:p>
          </table:table-cell>
        </table:table-row>
        <table:table-row table:style-name="ro1">
          <table:table-cell/>
          <table:table-cell office:value-type="float" office:value="20210202" calcext:value-type="float">
            <text:p>20210202</text:p>
          </table:table-cell>
          <table:table-cell office:value-type="string" calcext:value-type="string">
            <text:p>B97234F5-DD9D-4A95-8A9B-9C538954F7DD</text:p>
          </table:table-cell>
          <table:table-cell office:value-type="float" office:value="56362178" calcext:value-type="float">
            <text:p>563621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lular27</text:p>
          </table:table-cell>
          <table:table-cell office:value-type="string" calcext:value-type="string">
            <text:p>NEO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ÑA</text:p>
          </table:table-cell>
          <table:table-cell office:value-type="float" office:value="5" calcext:value-type="float">
            <text:p>5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AGENT</text:p>
          </table:table-cell>
          <table:table-cell office:value-type="date" office:date-value="2021-02-02T09:07:27" calcext:value-type="date">
            <text:p>2021-02-02 09:07:27</text:p>
          </table:table-cell>
          <table:table-cell office:value-type="date" office:date-value="2021-02-02T09:07:40" calcext:value-type="date">
            <text:p>2021-02-02 09:07:40</text:p>
          </table:table-cell>
          <table:table-cell office:value-type="date" office:date-value="2021-02-02T09:09:40" calcext:value-type="date">
            <text:p>2021-02-02 09:09:40</text:p>
          </table:table-cell>
          <table:table-cell/>
          <table:table-cell office:value-type="float" office:value="1531787827" calcext:value-type="float">
            <text:p>153178782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1531787827-56362178-20210202090727.mp3</text:p>
          </table:table-cell>
          <table:table-cell/>
          <table:table-cell office:value-type="string" calcext:value-type="string">
            <text:p>LOC-CEL</text:p>
          </table:table-cell>
          <table:table-cell table:number-columns-repeated="2" office:value-type="string" calcext:value-type="string">
            <text:p>LOCAL-CELULAR</text:p>
          </table:table-cell>
          <table:table-cell table:number-columns-repeated="3" office:value-type="string" calcext:value-type="string">
            <text:p>1.3500</text:p>
          </table:table-cell>
          <table:table-cell table:number-columns-repeated="3" office:value-type="string" calcext:value-type="string">
            <text:p>2.7000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0|1531787827|SIP/Telular27-0000052c|1612268348.1538|16:Normal Clearing|0:PBX|41|SIP/zoiper07-0000052b|-1|Manual|</text:p>
          </table:table-cell>
          <table:table-cell/>
          <table:table-cell office:value-type="string" calcext:value-type="string">
            <text:p>RMS376415670931001$AMEX_PARM <text:s text:c="10"/></text:p>
          </table:table-cell>
        </table:table-row>
        <table:table-row table:style-name="ro1">
          <table:table-cell/>
          <table:table-cell office:value-type="float" office:value="20210202" calcext:value-type="float">
            <text:p>20210202</text:p>
          </table:table-cell>
          <table:table-cell office:value-type="string" calcext:value-type="string">
            <text:p>885559E9-8F3C-48A9-9FA5-8F8DB21641B0</text:p>
          </table:table-cell>
          <table:table-cell office:value-type="float" office:value="56405970" calcext:value-type="float">
            <text:p>56405970</text:p>
          </table:table-cell>
          <table:table-cell table:number-columns-repeated="2"/>
          <table:table-cell office:value-type="string" calcext:value-type="string">
            <text:p>NEO1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T_S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USY</text:p>
          </table:table-cell>
          <table:table-cell/>
          <table:table-cell office:value-type="date" office:date-value="2021-02-02T21:01:27" calcext:value-type="date">
            <text:p>2021-02-02 21:01:27</text:p>
          </table:table-cell>
          <table:table-cell office:value-type="date" office:date-value="2000-01-01" calcext:value-type="date">
            <text:p>2000-01-01 00:00:00</text:p>
          </table:table-cell>
          <table:table-cell office:value-type="date" office:date-value="2021-02-02T21:01:32" calcext:value-type="date">
            <text:p>2021-02-02 21:01:32</text:p>
          </table:table-cell>
          <table:table-cell office:value-type="float" office:value="50710700" calcext:value-type="float">
            <text:p>50710700</text:p>
          </table:table-cell>
          <table:table-cell office:value-type="float" office:value="1161121756" calcext:value-type="float">
            <text:p>1161121756</text:p>
          </table:table-cell>
          <table:table-cell office:value-type="string" calcext:value-type="string">
            <text:p>NotSet</text:p>
          </table:table-cell>
          <table:table-cell office:value-type="string" calcext:value-type="string">
            <text:p>ENTRANTE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AC-CEL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PAIS-CELULAR</text:p>
          </table:table-cell>
          <table:table-cell table:number-columns-repeated="6" office:value-type="string" calcext:value-type="string">
            <text:p>0.0000</text:p>
          </table:table-cell>
          <table:table-cell office:value-type="string" calcext:value-type="string">
            <text:p>B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0||DAHDI/201-127c|1612311187.81653|17:User busy|16:PBX|1||-1|NotSet|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5:14:22.541010545</meta:creation-date>
    <dc:date>2021-08-13T15:24:14.605896915</dc:date>
    <meta:editing-duration>PT9M53S</meta:editing-duration>
    <meta:editing-cycles>1</meta:editing-cycles>
    <meta:document-statistic meta:table-count="1" meta:cell-count="230" meta:object-count="0"/>
    <meta:generator>LibreOffice/7.1.5.2$Linux_X86_64 LibreOffice_project/85f04e9f809797b8199d13c421bd8a2b025d52b5</meta:generator>
  </office:meta>
</office:document-meta>
</file>